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rial" svg:font-family="arial, sans-serif"/>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text-underline-style="solid" style:text-underline-width="auto" style:text-underline-color="font-color" fo:font-weight="bold" officeooo:rsid="000677b0" officeooo:paragraph-rsid="000677b0" style:font-weight-asian="bold"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bbf6" officeooo:paragraph-rsid="0000bbf6"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00bbf6" officeooo:paragraph-rsid="0000bbf6"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018d73" officeooo:paragraph-rsid="00018d73"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officeooo:rsid="0000bbf6" officeooo:paragraph-rsid="0000bbf6"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officeooo:paragraph-rsid="00018d73"/>
    </style:style>
    <style:style style:name="P7"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2b50f" officeooo:paragraph-rsid="0002b50f" style:font-size-asian="15.75pt" style:font-weight-asian="bold" style:font-size-complex="18pt" style:font-weight-complex="bold"/>
    </style:style>
    <style:style style:name="P8"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39e36" officeooo:paragraph-rsid="00039e36" style:font-size-asian="15.75pt" style:font-weight-asian="bold" style:font-size-complex="18pt" style:font-weight-complex="bold"/>
    </style:style>
    <style:style style:name="P9" style:family="paragraph" style:parent-style-name="Standard" style:list-style-name="L3">
      <style:paragraph-properties fo:text-align="start" style:justify-single-word="false"/>
      <style:text-properties style:font-name="Calibri" fo:font-size="18pt" style:text-underline-style="solid" style:text-underline-width="auto" style:text-underline-color="font-color" fo:font-weight="bold" officeooo:rsid="00039e36" officeooo:paragraph-rsid="00039e36" style:font-size-asian="15.75pt" style:font-weight-asian="bold" style:font-size-complex="18pt" style:font-weight-complex="bold"/>
    </style:style>
    <style:style style:name="P10"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51802" officeooo:paragraph-rsid="00051802"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font-name="Calibri" fo:font-size="18pt" style:text-underline-style="solid" style:text-underline-width="auto" style:text-underline-color="font-color" fo:font-weight="bold" officeooo:rsid="000677b0" officeooo:paragraph-rsid="000677b0" style:font-size-asian="15.75pt" style:font-weight-asian="bold" style:font-size-complex="18pt" style:font-weight-complex="bold"/>
    </style:style>
    <style:style style:name="P12" style:family="paragraph" style:parent-style-name="Standard" style:list-style-name="L2">
      <style:paragraph-properties fo:text-align="start" style:justify-single-word="false"/>
      <style:text-properties style:font-name="Calibri" fo:font-size="18pt" style:text-underline-style="none" fo:font-weight="normal" officeooo:rsid="0002b50f" officeooo:paragraph-rsid="0002b50f"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style:font-name="Calibri" fo:font-size="18pt" style:text-underline-style="none" fo:font-weight="normal" officeooo:rsid="0002b50f" officeooo:paragraph-rsid="0002b50f"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style:font-name="Calibri" fo:font-size="18pt" style:text-underline-style="none" fo:font-weight="normal" officeooo:rsid="00039e36" officeooo:paragraph-rsid="00039e36" style:font-size-asian="15.75pt" style:font-weight-asian="normal" style:font-size-complex="18pt" style:font-weight-complex="normal"/>
    </style:style>
    <style:style style:name="P15" style:family="paragraph" style:parent-style-name="Standard" style:list-style-name="L3">
      <style:paragraph-properties fo:text-align="start" style:justify-single-word="false"/>
      <style:text-properties style:font-name="Calibri" fo:font-size="18pt" style:text-underline-style="none" fo:font-weight="normal" officeooo:rsid="00039e36" officeooo:paragraph-rsid="00039e36" style:font-size-asian="15.75pt" style:font-weight-asian="normal" style:font-size-complex="18pt" style:font-weight-complex="normal"/>
    </style:style>
    <style:style style:name="P16" style:family="paragraph" style:parent-style-name="Standard" style:list-style-name="L4">
      <style:paragraph-properties fo:text-align="start" style:justify-single-word="false"/>
      <style:text-properties style:font-name="Calibri" fo:font-size="18pt" style:text-underline-style="none" fo:font-weight="normal" officeooo:rsid="00039e36" officeooo:paragraph-rsid="00039e36"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style:font-name="Calibri" fo:font-size="18pt" style:text-underline-style="none" fo:font-weight="normal" officeooo:rsid="00051802" officeooo:paragraph-rsid="00051802"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style:font-name="Calibri" fo:font-size="18pt" style:text-underline-style="none" fo:font-weight="normal" officeooo:rsid="000677b0" officeooo:paragraph-rsid="000677b0" style:font-size-asian="15.75pt" style:font-weight-asian="normal" style:font-size-complex="18pt" style:font-weight-complex="normal"/>
    </style:style>
    <style:style style:name="P19" style:family="paragraph" style:parent-style-name="Standard" style:list-style-name="L3">
      <style:paragraph-properties fo:text-align="start" style:justify-single-word="false"/>
      <style:text-properties style:font-name="Calibri" fo:font-size="18pt" style:text-underline-style="none" fo:font-weight="bold" officeooo:rsid="00039e36" officeooo:paragraph-rsid="00039e36"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Calibri" fo:font-size="22pt" style:text-underline-style="solid" style:text-underline-width="auto" style:text-underline-color="font-color" fo:font-weight="bold" officeooo:rsid="0002b50f" officeooo:paragraph-rsid="0002b50f" style:font-size-asian="22pt" style:font-weight-asian="bold" style:font-size-complex="22pt" style:font-weight-complex="bold"/>
    </style:style>
    <style:style style:name="P21" style:family="paragraph" style:parent-style-name="Standard">
      <style:paragraph-properties fo:text-align="start" style:justify-single-word="false"/>
      <style:text-properties style:font-name="Calibri" fo:font-size="22pt" style:text-underline-style="solid" style:text-underline-width="auto" style:text-underline-color="font-color" fo:font-weight="bold" officeooo:rsid="00051802" officeooo:paragraph-rsid="00051802" style:font-size-asian="19.25pt" style:font-weight-asian="bold" style:font-size-complex="22pt" style:font-weight-complex="bold"/>
    </style:style>
    <style:style style:name="P22" style:family="paragraph" style:parent-style-name="Standard">
      <style:paragraph-properties fo:text-align="start" style:justify-single-word="false"/>
      <style:text-properties style:font-name="Calibri" fo:font-size="22pt" style:text-underline-style="solid" style:text-underline-width="auto" style:text-underline-color="font-color" fo:font-weight="bold" officeooo:rsid="000677b0" officeooo:paragraph-rsid="000677b0" style:font-size-asian="19.25pt" style:font-weight-asian="bold" style:font-size-complex="22pt" style:font-weight-complex="bold"/>
    </style:style>
    <style:style style:name="P23" style:family="paragraph" style:parent-style-name="Text_20_body">
      <style:paragraph-properties fo:text-align="start" style:justify-single-word="false"/>
      <style:text-properties fo:font-variant="normal" fo:text-transform="none" fo:color="#222222" style:font-name="Calibri" fo:font-size="16pt" fo:letter-spacing="normal" fo:font-style="normal" style:text-underline-style="solid" style:text-underline-width="auto" style:text-underline-color="font-color" fo:font-weight="normal" officeooo:rsid="00018d73" officeooo:paragraph-rsid="00018d73" style:font-size-asian="16pt" style:font-weight-asian="bold" style:font-size-complex="16pt" style:font-weight-complex="bold"/>
    </style:style>
    <style:style style:name="P24" style:family="paragraph" style:parent-style-name="Text_20_body">
      <style:text-properties fo:font-size="18pt" style:text-underline-style="solid" style:text-underline-width="auto" style:text-underline-color="font-color" fo:font-weight="bold" officeooo:rsid="00075d43" officeooo:paragraph-rsid="00075d43" style:font-size-asian="15.75pt" style:font-weight-asian="bold" style:font-size-complex="18pt" style:font-weight-complex="bold"/>
    </style:style>
    <style:style style:name="P25" style:family="paragraph" style:parent-style-name="Text_20_body">
      <style:text-properties fo:font-size="18pt" style:text-underline-style="solid" style:text-underline-width="auto" style:text-underline-color="font-color" fo:font-weight="bold" officeooo:rsid="0007c4b6" officeooo:paragraph-rsid="0007c4b6" style:font-size-asian="15.75pt" style:font-weight-asian="bold" style:font-size-complex="18pt" style:font-weight-complex="bold"/>
    </style:style>
    <style:style style:name="P26" style:family="paragraph" style:parent-style-name="Text_20_body">
      <style:text-properties fo:font-size="18pt" style:text-underline-style="solid" style:text-underline-width="auto" style:text-underline-color="font-color" fo:font-weight="bold" officeooo:rsid="000a01c0" officeooo:paragraph-rsid="000a01c0" style:font-size-asian="15.75pt" style:font-weight-asian="bold" style:font-size-complex="18pt" style:font-weight-complex="bold"/>
    </style:style>
    <style:style style:name="P27" style:family="paragraph" style:parent-style-name="Text_20_body">
      <style:text-properties fo:font-size="18pt" style:text-underline-style="solid" style:text-underline-width="auto" style:text-underline-color="font-color" fo:font-weight="bold" officeooo:rsid="000ca701" officeooo:paragraph-rsid="000ca701" style:font-size-asian="15.75pt" style:font-weight-asian="bold" style:font-size-complex="18pt" style:font-weight-complex="bold"/>
    </style:style>
    <style:style style:name="P28" style:family="paragraph" style:parent-style-name="Text_20_body">
      <style:text-properties fo:font-size="18pt" style:text-underline-style="solid" style:text-underline-width="auto" style:text-underline-color="font-color" fo:font-weight="bold" officeooo:rsid="000d7d1e" officeooo:paragraph-rsid="000d7d1e" style:font-size-asian="15.75pt" style:font-weight-asian="bold" style:font-size-complex="18pt" style:font-weight-complex="bold"/>
    </style:style>
    <style:style style:name="P29" style:family="paragraph" style:parent-style-name="Text_20_body">
      <style:text-properties fo:font-size="18pt" style:text-underline-style="solid" style:text-underline-width="auto" style:text-underline-color="font-color" fo:font-weight="normal" officeooo:rsid="000a01c0" officeooo:paragraph-rsid="000a01c0" style:font-size-asian="15.75pt" style:font-weight-asian="normal" style:font-size-complex="18pt" style:font-weight-complex="normal"/>
    </style:style>
    <style:style style:name="P30" style:family="paragraph" style:parent-style-name="Text_20_body">
      <style:text-properties fo:font-size="18pt" style:text-underline-style="none" fo:font-weight="normal" officeooo:rsid="00075d43" officeooo:paragraph-rsid="00075d43" style:font-size-asian="15.75pt" style:font-weight-asian="normal" style:font-size-complex="18pt" style:font-weight-complex="normal"/>
    </style:style>
    <style:style style:name="P31" style:family="paragraph" style:parent-style-name="Text_20_body">
      <style:text-properties fo:font-size="18pt" style:text-underline-style="none" fo:font-weight="normal" officeooo:rsid="0007c4b6" officeooo:paragraph-rsid="0007c4b6" style:font-size-asian="15.75pt" style:font-weight-asian="normal" style:font-size-complex="18pt" style:font-weight-complex="normal"/>
    </style:style>
    <style:style style:name="P32" style:family="paragraph" style:parent-style-name="Text_20_body">
      <style:text-properties fo:font-size="18pt" style:text-underline-style="none" fo:font-weight="normal" officeooo:rsid="000a01c0" officeooo:paragraph-rsid="000a01c0" style:font-size-asian="15.75pt" style:font-weight-asian="normal" style:font-size-complex="18pt" style:font-weight-complex="normal"/>
    </style:style>
    <style:style style:name="P33" style:family="paragraph" style:parent-style-name="Text_20_body">
      <style:text-properties fo:font-size="18pt" style:text-underline-style="none" fo:font-weight="normal" officeooo:rsid="000ca701" officeooo:paragraph-rsid="000ca701" style:font-size-asian="15.75pt" style:font-weight-asian="normal" style:font-size-complex="18pt" style:font-weight-complex="normal"/>
    </style:style>
    <style:style style:name="P34" style:family="paragraph" style:parent-style-name="Text_20_body">
      <style:text-properties fo:font-size="18pt" style:text-underline-style="none" fo:font-weight="normal" officeooo:rsid="000d7d1e" officeooo:paragraph-rsid="000d7d1e" style:font-size-asian="15.75pt" style:font-weight-asian="normal" style:font-size-complex="18pt" style:font-weight-complex="normal"/>
    </style:style>
    <style:style style:name="P35" style:family="paragraph" style:parent-style-name="Text_20_body">
      <style:text-properties fo:font-size="18pt" style:text-underline-style="none" fo:font-weight="bold" officeooo:rsid="000a01c0" officeooo:paragraph-rsid="000a01c0" style:font-size-asian="15.75pt" style:font-weight-asian="bold" style:font-size-complex="18pt" style:font-weight-complex="bold"/>
    </style:style>
    <style:style style:name="P36" style:family="paragraph" style:parent-style-name="Text_20_body">
      <style:text-properties fo:font-size="18pt" style:text-underline-style="none" fo:font-weight="bold" officeooo:rsid="000ca701" officeooo:paragraph-rsid="000ca701" style:font-size-asian="15.75pt" style:font-weight-asian="bold" style:font-size-complex="18pt" style:font-weight-complex="bold"/>
    </style:style>
    <style:style style:name="P37" style:family="paragraph" style:parent-style-name="Text_20_body">
      <style:text-properties style:font-name="Calibri" fo:font-size="18pt" style:text-underline-style="solid" style:text-underline-width="auto" style:text-underline-color="font-color" fo:font-weight="bold" officeooo:rsid="00075d43" officeooo:paragraph-rsid="00075d43" style:font-size-asian="15.75pt" style:font-weight-asian="bold" style:font-size-complex="18pt" style:font-weight-complex="bold"/>
    </style:style>
    <style:style style:name="P38" style:family="paragraph" style:parent-style-name="Text_20_body">
      <style:text-properties style:font-name="Calibri" fo:font-size="18pt" style:text-underline-style="none" fo:font-weight="normal" officeooo:rsid="00075d43" officeooo:paragraph-rsid="00075d43" style:font-size-asian="15.75pt" style:font-weight-asian="normal" style:font-size-complex="18pt" style:font-weight-complex="normal"/>
    </style:style>
    <style:style style:name="P39" style:family="paragraph" style:parent-style-name="Text_20_body">
      <style:text-properties style:font-name="Calibri" fo:font-size="18pt" style:text-underline-style="none" fo:font-weight="normal" officeooo:rsid="0007c4b6" officeooo:paragraph-rsid="0007c4b6" style:font-size-asian="15.75pt" style:font-weight-asian="normal" style:font-size-complex="18pt" style:font-weight-complex="normal"/>
    </style:style>
    <style:style style:name="P40" style:family="paragraph" style:parent-style-name="Text_20_body">
      <style:text-properties style:text-underline-style="solid" style:text-underline-width="auto" style:text-underline-color="font-color" officeooo:paragraph-rsid="0007c4b6"/>
    </style:style>
    <style:style style:name="P41" style:family="paragraph" style:parent-style-name="Text_20_body">
      <style:text-properties fo:font-size="22pt" style:text-underline-style="solid" style:text-underline-width="auto" style:text-underline-color="font-color" fo:font-weight="bold" officeooo:rsid="000ca701" officeooo:paragraph-rsid="000ca701" style:font-size-asian="19.25pt" style:font-weight-asian="bold" style:font-size-complex="22pt" style:font-weight-complex="bold"/>
    </style:style>
    <style:style style:name="P42" style:family="paragraph" style:parent-style-name="Text_20_body" style:list-style-name="L1">
      <style:paragraph-properties fo:margin-left="0in" fo:margin-right="0in" fo:margin-top="0in" fo:margin-bottom="0.0417in" loext:contextual-spacing="false" fo:text-align="start" style:justify-single-word="false" fo:orphans="2" fo:widows="2" fo:text-indent="0in" style:auto-text-indent="false" fo:padding="0in" fo:border="none"/>
      <style:text-properties fo:font-variant="normal" fo:text-transform="none" fo:color="#222222" style:font-name="Calibri" fo:font-size="16pt" fo:letter-spacing="normal" fo:font-style="normal" fo:font-weight="normal" style:font-size-asian="16pt" style:font-size-complex="16pt"/>
    </style:style>
    <style:style style:name="P43" style:family="paragraph" style:parent-style-name="Text_20_body">
      <style:paragraph-properties fo:margin-left="0in" fo:margin-right="0in" fo:margin-top="0in" fo:margin-bottom="0.0417in" loext:contextual-spacing="false" fo:text-align="start" style:justify-single-word="false" fo:orphans="2" fo:widows="2" fo:text-indent="0in" style:auto-text-indent="false" fo:padding="0in" fo:border="none"/>
      <style:text-properties style:font-name="Calibri" fo:font-size="16pt" fo:font-weight="bold" officeooo:rsid="0002b50f" officeooo:paragraph-rsid="0002b50f"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d7d1e" style:font-weight-asian="normal" style:font-weight-complex="normal"/>
    </style:style>
    <style:style style:name="T3" style:family="text">
      <style:text-properties fo:font-variant="normal" fo:text-transform="none" fo:color="#202122" style:font-name="Calibri" fo:font-size="16pt" fo:letter-spacing="normal" fo:font-style="normal" fo:font-weight="normal" officeooo:rsid="00018d73" style:font-size-asian="16pt" style:font-weight-asian="normal" style:font-size-complex="16pt" style:font-weight-complex="normal"/>
    </style:style>
    <style:style style:name="T4" style:family="text">
      <style:text-properties fo:font-variant="normal" fo:text-transform="none" fo:color="#222222" fo:letter-spacing="normal" fo:font-style="normal"/>
    </style:style>
    <style:style style:name="T5" style:family="text">
      <style:text-properties fo:font-size="16pt" style:text-underline-style="none" fo:font-weight="bold" officeooo:rsid="0000bbf6" style:font-size-asian="14pt" style:font-weight-asian="bold" style:font-size-complex="16pt" style:font-weight-complex="bold"/>
    </style:style>
    <style:style style:name="T6" style:family="text">
      <style:text-properties style:font-name="Calibri" fo:font-size="16pt" style:text-underline-style="none" fo:font-weight="bold" officeooo:rsid="0000bbf6" style:font-size-asian="16pt" style:font-weight-asian="bold" style:font-size-complex="16pt" style:font-weight-complex="bold"/>
    </style:style>
    <style:style style:name="T7" style:family="text">
      <style:text-properties style:font-name="Calibri" fo:font-size="16pt" style:text-underline-style="none" fo:font-weight="normal" officeooo:rsid="00018d73" style:font-size-asian="16pt" style:font-weight-asian="normal" style:font-size-complex="16pt" style:font-weight-complex="normal"/>
    </style:style>
    <style:style style:name="T8" style:family="text">
      <style:text-properties style:font-name="Calibri" fo:font-size="16pt" fo:font-weight="normal" officeooo:rsid="00018d73" style:font-size-asian="16pt" style:font-weight-asian="normal" style:font-size-complex="16pt"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normal" style:font-weight-complex="normal"/>
    </style:style>
    <style:style style:name="T12" style:family="text">
      <style:text-properties style:text-underline-style="none"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0bbdc3"/>
    </style:style>
    <style:style style:name="T17" style:family="text">
      <style:text-properties officeooo:rsid="000d7d1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sentation Skills:</text:p>
      <text:p text:style-name="P5"/>
      <text:p text:style-name="P3">Public Speaking:</text:p>
      <text:p text:style-name="P6"><text:span text:style-name="T5"><text:s text:c="32"/></text:span><text:span text:style-name="T6"><text:s/></text:span><text:span text:style-name="T7">Public speaking is the process or act of performing a speech to a live audience.</text:span><text:span text:style-name="T3">Public speaking is commonly understood as formal, face-to-face, speaking of a single person to a group of listeners</text:span><text:span text:style-name="T8"> .</text:span><text:span text:style-name="T7">Public speaking ability plays a very important in your life.it helps you get promotions,to get success the place where you are working to make good impression to whom <text:s/>you are talking.This is directly connected to your public speaking ability the more you are polished the more your public speaking skill get better than more you are better the more you will be likely and the more your words will be effective.</text:span></text:p>
      <text:p text:style-name="P4">For Example:</text:p>
      <text:p text:style-name="P23"><text:span text:style-name="T11">Speaking</text:span><text:span text:style-name="T12"> extemporaneously.</text:span></text:p>
      <text:list xml:id="list2742059435" text:style-name="L1">
        <text:list-item>
          <text:p text:style-name="P42"><text:span text:style-name="T13">Speaking</text:span> impromptu (off the cuff)</text:p>
        </text:list-item>
        <text:list-item>
          <text:p text:style-name="P42">Delivering reports.</text:p>
        </text:list-item>
        <text:list-item>
          <text:p text:style-name="P42">Delivering prepared <text:span text:style-name="T13">speeches</text:span>/presentations.</text:p>
        </text:list-item>
        <text:list-item>
          <text:p text:style-name="P42">Introducing <text:span text:style-name="T13">speakers</text:span>.</text:p>
        </text:list-item>
      </text:list>
      <text:p text:style-name="P43"><text:span text:style-name="T4"/></text:p>
      <text:p text:style-name="P7">Important Elements in Public Speaking:</text:p>
      <text:list xml:id="list216134126" text:style-name="L2">
        <text:list-item>
          <text:p text:style-name="P12">Preparation</text:p>
        </text:list-item>
        <text:list-item>
          <text:p text:style-name="P12">Presentation</text:p>
        </text:list-item>
        <text:list-item>
          <text:p text:style-name="P12">Style</text:p>
        </text:list-item>
        <text:list-item>
          <text:p text:style-name="P12">Content Delivery</text:p>
        </text:list-item>
        <text:list-item>
          <text:p text:style-name="P12">Audience Engagement</text:p>
        </text:list-item>
        <text:list-item>
          <text:p text:style-name="P12">Closing</text:p>
        </text:list-item>
      </text:list>
      <text:p text:style-name="P13"/>
      <text:p text:style-name="P20">PREPARATION:</text:p>
      <text:p text:style-name="P20"/>
      <text:p text:style-name="P7">1)Know your Audience: </text:p>
      <text:p text:style-name="P13"><text:soft-page-break/>As the presenter you should know about your audience that I how much they know about the subject you talking about,whats their attitude towards the topic which you are presenting towards them.It require time to know your audience but it is an effective way to get audience attention towards you about the topic which you <text:s/>will <text:s/>gonna present.</text:p>
      <text:p text:style-name="P8">2)Audience Analysis</text:p>
      <text:list xml:id="list1812473839" text:style-name="L3">
        <text:list-item>
          <text:p text:style-name="P19">What audience need</text:p>
        </text:list-item>
        <text:list-item>
          <text:p text:style-name="P19">what they want </text:p>
        </text:list-item>
        <text:list-item>
          <text:p text:style-name="P19">what they except</text:p>
          <text:p text:style-name="P15">You should know <text:s/>about this audience if you know this it will make easy for you to organize your material in such way that audience start taking interest in you topics.</text:p>
          <text:p text:style-name="P9">3)Organise your content:</text:p>
          <text:p text:style-name="P15"/>
        </text:list-item>
      </text:list>
      <text:p text:style-name="P14">it means that organize your material <text:s/>in a structure in such way that your material <text:s/>have <text:s/>more attractive, where it seems that <text:s/>audience is getting bore crack a joke.Give audience your object why are you presented what they have benifual. Presentation is not about providing information its about how effectivlly your audience engage with it and its depend on you how you do it its an art.</text:p>
      <text:list xml:id="list3844932754" text:style-name="L4">
        <text:list-item>
          <text:p text:style-name="P16">Inform</text:p>
        </text:list-item>
        <text:list-item>
          <text:p text:style-name="P16">influence</text:p>
        </text:list-item>
        <text:list-item>
          <text:p text:style-name="P16">inspire</text:p>
        </text:list-item>
      </text:list>
      <text:p text:style-name="P17">Form starting make your audience clear what you are looking for this will the audience engage in your attention.Structure your content in proper. <text:span text:style-name="T14">Format: </text:span>Diamond format,Stay in the <text:s/>content do not get off from it.At end summaries your topic and draw conclusion.</text:p>
      <text:p text:style-name="P7"><text:span text:style-name="T9"/></text:p>
      <text:p text:style-name="P10"><text:soft-page-break/>4)Practice:</text:p>
      <text:p text:style-name="P17">As we all know practice make man perfect.Good speakers does do the practice in where they should pronuc the world high pich and where low,How where when <text:s/>they gonna pronunce the word the word,this all matter in presentation so do preactice before going into any presentation.</text:p>
      <text:p text:style-name="P17"/>
      <text:p text:style-name="P21">PRESENTATION:</text:p>
      <text:p text:style-name="P21"/>
      <text:p text:style-name="P10">1)Start With a Bang:</text:p>
      <text:p text:style-name="P18">It takes only 7 seconds to make an impression on someones.its means that don’t start your presentation with usaually everyone does start <text:s/>with <text:s/>boring way start with something creative,be more humors and in this way you can get attention of audenice there are some tricks to gather the attention of your audience which are</text:p>
      <text:p text:style-name="P18">asking your audience question,telling them about your any personal stories this will help <text:s/>you gather their attention and make the happy in this way <text:s/>your presentation will not get boring.</text:p>
      <text:p text:style-name="P18"/>
      <text:p text:style-name="P11">2)One big Idea:</text:p>
      <text:p text:style-name="P18">Talk to one big or main <text:s/>idea of the topic and just <text:s/>stay stick to it in this way your audience know that <text:s/>your complex presentation slide doesn’t help them to understand unless and until you <text:s/>dont tell them your main Idea.</text:p>
      <text:p text:style-name="P18"/>
      <text:p text:style-name="P22">STYLE:</text:p>
      <text:p text:style-name="P22"/>
      <text:h text:style-name="P1" text:outline-level="1"><text:soft-page-break/>1)Be Your authentic self:</text:h>
      <text:p text:style-name="P30">Try to be yourself no matter what it takes cause audience want to know about your perspctive, your ideas,Your main mission by conveny or by educating the audience,in this way audience will gonna like you that how you are REALLY and how much <text:s/>confident on your-self <text:s/>and the <text:s/>given topic.</text:p>
      <text:p text:style-name="P30"/>
      <text:p text:style-name="P24">2)Voice,Tonality,Pitch:</text:p>
      <text:p text:style-name="P37">Voice:</text:p>
      <text:p text:style-name="P38">Voice can be define as particular opinion or attiude expressed.Voice does play <text:s/>important role in your presnetation the more your voice is flexable,unique,and smooth the more effectively audience will gonna listen.</text:p>
      <text:p text:style-name="P37">Tonality:</text:p>
      <text:p text:style-name="P38">Tonality means your speaking tone that how you speak in <text:s/>fonrt of people weither you are sad or happer,angry your <text:s/>tone <text:s/>will define which mood in you are.</text:p>
      <text:p text:style-name="P37">Pitch:</text:p>
      <text:p text:style-name="P39">The higher your pitch is the thinner your voice is the lower your pitch is the thicker and harder you will speak make sure you make balance between them.</text:p>
      <text:p text:style-name="P25">3)Articulation:</text:p>
      <text:p text:style-name="P31"><text:soft-page-break/>Some people are talking in their mouth and other person cannot hear them clear this is called articulation.</text:p>
      <text:p text:style-name="P25">4)Body Lagauge:</text:p>
      <text:p text:style-name="P31">Body language is a non-verbal communication and it does plays a very important role presnetation.Your body langauge says much about you it shows how confident you are,how much knowledge does you have,how you feel proud on yourself or how much you are self-made man.</text:p>
      <text:p text:style-name="P40"/>
      <text:p text:style-name="P25">5)Energy:</text:p>
      <text:p text:style-name="P31">Energy is an improtant thing in your presentation it covers your body,eye contact,speaking in hight and low pitch.it plays a veery important role in your presnetation so make sure your Energy level high enough.</text:p>
      <text:p text:style-name="P26">6)Content Delivery:</text:p>
      <text:p text:style-name="P29"><text:span text:style-name="T14">1)Story Teller:</text:span></text:p>
      <text:p text:style-name="P32">Tell your audience a story it can be related to your presonal life but it should be in the boundaries of the main object of the topic,make sure you are story must not be borinng,if your story is not fun than better it to be avoided and talk onn something else.</text:p>
      <text:p text:style-name="P26">2)Make it Emtional:</text:p>
      <text:p text:style-name="P32">Your Emotion tells you that what you are feeling right now,happy,sad,Active,Think about the picture and define and single detail in them.</text:p>
      <text:p text:style-name="P26"><text:soft-page-break/>3)The power of pause:</text:p>
      <text:p text:style-name="P35">“The right word may be effective,but no word was ever as effective as rightly timed paused”.<text:span text:style-name="T1">This define this that we should know that what and which word should be words should be on pause because it give the audience time to reminder that what the presenter said earilyer.they will give you attention and give simle it will regain the attention of the audience.</text:span>”<text:span text:style-name="T16">The most perious <text:s/>thing in speech is pause”.</text:span></text:p>
      <text:p text:style-name="P35"><text:span text:style-name="T1"/></text:p>
      <text:p text:style-name="P41">Audience Engagement:</text:p>
      <text:p text:style-name="P27">1)Connect With Your Audience:</text:p>
      <text:p text:style-name="P33">Make a go connection with your audience and its done by the eye contact this will built connection with you and with them.the best way to do this by pick up line maintain eye contact pause. </text:p>
      <text:p text:style-name="P27">2)Audience Participation:</text:p>
      <text:p text:style-name="P33">Keep your audience alive by doing some activates ask them question and ask the to rase hand if they know it <text:s/>will rase gonna let <text:s/>them rase their hands make the feel alive.Ask question as much as your can and return for an answer.</text:p>
      <text:p text:style-name="P36">3)<text:span text:style-name="T15">Incorprotae Activites:</text:span></text:p>
      <text:p text:style-name="P33">Enageg your audience in some kind of cool <text:s/>activities.</text:p>
      <text:p text:style-name="P33"/>
      <text:p text:style-name="P41">Closing:</text:p>
      <text:p text:style-name="P27"><text:soft-page-break/>1)Make Actionable Points:</text:p>
      <text:p text:style-name="P36">“Don’t Let your learning lead to knowledge let your learning lead yo action”<text:span text:style-name="T1">.Specch should not only for just suck of the knowledge it should be actionanable.</text:span><text:span text:style-name="T17">Anaphorea:</text:span><text:span text:style-name="T2">Is the repetition of words or phrases at the beginning of consecutive lines,sentences,phrases,or paragraphys.</text:span></text:p>
      <text:p text:style-name="P28">2)Stick to your Time:</text:p>
      <text:p text:style-name="P34">Make sure you cover your presenytation on time give n if you exceed the limit it will make bore to the audience.</text:p>
      <text:p text:style-name="P28">3)End of Speech on a high Note:</text:p>
      <text:p text:style-name="P34">Your final <text:s/>words on wht you end the presentation it will great impact on the audience it will lead them in thinking and make them on action it depends on what you want to talked about and suggest them accordingly.</text:p>
      <text:p text:style-name="P34"/>
      <text:p text:style-name="P34"/>
      <text:p text:style-name="P34"/>
      <text:p text:style-name="P34"/>
      <text:p text:style-name="P34">_____________________________________________________</text:p>
      <text:p text:style-name="P33"/>
      <text:p text:style-name="P35"><text:span text:style-name="T1"/></text:p>
      <text:p text:style-name="P35"><text:span text:style-name="T1"/></text:p>
      <text:p text:style-name="P31"/>
      <text:p text:style-name="P18"><text:soft-page-break/></text:p>
      <text:p text:style-name="P18"/>
      <text:p text:style-name="P18"/>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rial" svg:font-family="arial, sans-serif"/>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6-30T22:11:30.495000000</dc:date>
    <meta:editing-duration>PT16M44S</meta:editing-duration>
    <meta:editing-cycles>4</meta:editing-cycles>
    <meta:document-statistic meta:table-count="0" meta:image-count="0" meta:object-count="0" meta:page-count="8" meta:paragraph-count="77" meta:word-count="1171" meta:character-count="7029" meta:non-whitespace-character-count="5887"/>
  </office:meta>
</office:document-meta>
</file>